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fd512" officeooo:paragraph-rsid="000fd512" style:font-size-asian="8.75pt" style:font-size-complex="10pt"/>
    </style:style>
    <style:style style:name="P2" style:family="paragraph" style:parent-style-name="Standard">
      <style:text-properties style:font-name="Courier 10 Pitch" fo:font-size="10pt" officeooo:rsid="000fd512" officeooo:paragraph-rsid="00139220" style:font-size-asian="8.75pt" style:font-size-complex="10pt"/>
    </style:style>
    <style:style style:name="P3" style:family="paragraph" style:parent-style-name="Standard">
      <style:text-properties style:font-name="Courier 10 Pitch" fo:font-size="10pt" officeooo:rsid="00107b1a" officeooo:paragraph-rsid="00107b1a" style:font-size-asian="8.75pt" style:font-size-complex="10pt"/>
    </style:style>
    <style:style style:name="P4" style:family="paragraph" style:parent-style-name="Standard">
      <style:text-properties style:font-name="Courier 10 Pitch" fo:font-size="10pt" officeooo:rsid="00107d3f" officeooo:paragraph-rsid="00107d3f" style:font-size-asian="8.75pt" style:font-size-complex="10pt"/>
    </style:style>
    <style:style style:name="P5" style:family="paragraph" style:parent-style-name="Standard">
      <style:text-properties style:font-name="Courier 10 Pitch" fo:font-size="10pt" officeooo:rsid="0011b957" officeooo:paragraph-rsid="0011b957" style:font-size-asian="8.75pt" style:font-size-complex="10pt"/>
    </style:style>
    <style:style style:name="P6" style:family="paragraph" style:parent-style-name="Standard">
      <style:text-properties style:font-name="Courier 10 Pitch" fo:font-size="10pt" officeooo:rsid="00139220" officeooo:paragraph-rsid="00139220" style:font-size-asian="8.75pt" style:font-size-complex="10pt"/>
    </style:style>
    <style:style style:name="P7" style:family="paragraph" style:parent-style-name="Standard">
      <style:text-properties style:font-name="Courier 10 Pitch" fo:font-size="10pt" officeooo:rsid="001d7ae8" officeooo:paragraph-rsid="001d7ae8" style:font-size-asian="8.75pt" style:font-size-complex="10pt"/>
    </style:style>
    <style:style style:name="P8" style:family="paragraph" style:parent-style-name="Standard">
      <style:text-properties style:font-name="Courier 10 Pitch" fo:font-size="10pt" officeooo:rsid="001e769c" officeooo:paragraph-rsid="001e769c" style:font-size-asian="8.75pt" style:font-size-complex="10pt"/>
    </style:style>
    <style:style style:name="P9" style:family="paragraph" style:parent-style-name="Standard">
      <style:text-properties style:font-name="Courier 10 Pitch" fo:font-size="10pt" officeooo:rsid="001369f9" officeooo:paragraph-rsid="000fd512" style:font-size-asian="8.75pt" style:font-size-complex="10pt"/>
    </style:style>
    <style:style style:name="P10" style:family="paragraph" style:parent-style-name="Standard">
      <style:text-properties style:font-name="Courier 10 Pitch" fo:font-size="10pt" officeooo:rsid="0020575f" officeooo:paragraph-rsid="0020575f" style:font-size-asian="8.75pt" style:font-size-complex="10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999999" style:font-name="Courier 10 Pitch" fo:font-size="10pt" officeooo:rsid="00202a58" officeooo:paragraph-rsid="00202a58" fo:background-color="transparent" style:font-size-asian="8.75pt" style:font-size-complex="10pt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999999" style:font-name="Courier 10 Pitch" fo:font-size="10pt" officeooo:rsid="001369f9" officeooo:paragraph-rsid="00202a58" fo:background-color="transparent" style:font-size-asian="8.75pt" style:font-size-complex="10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999999" style:font-name="Courier 10 Pitch" fo:font-size="10pt" officeooo:rsid="00139220" officeooo:paragraph-rsid="00202a58" fo:background-color="transparent" style:font-size-asian="8.75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999999" style:font-name="Courier 10 Pitch" fo:font-size="10pt" officeooo:rsid="00139220" officeooo:paragraph-rsid="002a8e4e" fo:background-color="transparent" style:font-size-asian="8.75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1767" officeooo:paragraph-rsid="00231767" fo:background-color="transparent" style:font-size-asian="8.75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1767" officeooo:paragraph-rsid="00254ee4" fo:background-color="transparent" style:font-size-asian="8.75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1767" officeooo:paragraph-rsid="002a8e4e" fo:background-color="transparent" style:font-size-asian="8.75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7598" officeooo:paragraph-rsid="00237598" fo:background-color="transparent" style:font-size-asian="8.75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54ee4" officeooo:paragraph-rsid="00254ee4" fo:background-color="transparent" style:font-size-asian="8.75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68fcd" officeooo:paragraph-rsid="00268fcd" fo:background-color="transparent" style:font-size-asian="8.75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8c637" officeooo:paragraph-rsid="0028c637" fo:background-color="transparent" style:font-size-asian="8.75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a8e4e" officeooo:paragraph-rsid="002a8e4e" fo:background-color="transparent" style:font-size-asian="8.75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e400a" officeooo:paragraph-rsid="002e400a" fo:background-color="transparent" style:font-size-asian="8.75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1369f9" officeooo:paragraph-rsid="00202a58" style:font-size-asian="8.75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0e6fd" officeooo:paragraph-rsid="0030e6fd" style:font-size-asian="8.75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0e6fd" officeooo:paragraph-rsid="0030e6fd" style:font-size-asian="8.75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0e6fd" officeooo:paragraph-rsid="00323169" style:font-size-asian="8.75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139220" officeooo:paragraph-rsid="00139220" style:font-size-asian="8.75pt" style:font-size-complex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23169" officeooo:paragraph-rsid="00323169" style:font-size-asian="8.75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23169" officeooo:paragraph-rsid="00323169" style:font-size-asian="8.75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23169" officeooo:paragraph-rsid="00342468" style:font-size-asian="8.75pt" style:font-size-complex="10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38589" officeooo:paragraph-rsid="00338589" style:font-size-asian="8.75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2468" officeooo:paragraph-rsid="00342468" style:font-size-asian="8.75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4599" officeooo:paragraph-rsid="00344599" style:font-size-asian="8.75pt" style:font-size-complex="10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68fd" officeooo:paragraph-rsid="00360f09" style:font-size-asian="8.75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68fd" officeooo:paragraph-rsid="003748b2" style:font-size-asian="8.75pt" style:font-size-complex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68fd" officeooo:paragraph-rsid="003a0e86" style:font-size-asian="8.75pt" style:font-size-complex="10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60f09" officeooo:paragraph-rsid="00360f09" style:font-size-asian="8.75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60f09" officeooo:paragraph-rsid="0038871f" style:font-size-asian="8.75pt" style:font-size-complex="1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48b2" officeooo:paragraph-rsid="003748b2" style:font-size-asian="8.75pt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48b2" officeooo:paragraph-rsid="0038871f" style:font-size-asian="8.75pt" style:font-size-complex="1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48b2" officeooo:paragraph-rsid="003a0e86" style:font-size-asian="8.75pt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84f8" officeooo:paragraph-rsid="003784f8" style:font-size-asian="8.75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84f8" officeooo:paragraph-rsid="0038871f" style:font-size-asian="8.75pt" style:font-size-complex="10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84f8" officeooo:paragraph-rsid="003a0e86" style:font-size-asian="8.75pt" style:font-size-complex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8871f" officeooo:paragraph-rsid="0038871f" style:font-size-asian="8.75pt" style:font-size-complex="10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a0e86" officeooo:paragraph-rsid="003a0e86" style:font-size-asian="8.75pt" style:font-size-complex="10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ccb0d" officeooo:paragraph-rsid="003ccb0d" style:font-size-asian="8.75pt" style:font-size-complex="10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40a8ca" officeooo:paragraph-rsid="0040a8ca" style:font-size-asian="8.75pt" style:font-size-complex="10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421ed3" officeooo:paragraph-rsid="00421ed3" style:font-size-asian="8.75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Courier 10 Pitch" fo:font-size="10pt" officeooo:rsid="00231767" officeooo:paragraph-rsid="00231767" fo:background-color="transparent" style:font-size-asian="8.75pt" style:font-size-complex="10pt"/>
    </style:style>
    <style:style style:name="P52" style:family="paragraph" style:parent-style-name="Standard">
      <style:paragraph-properties fo:margin-left="0cm" fo:margin-right="0cm" fo:text-indent="0cm" style:auto-text-indent="false" fo:break-before="page"/>
      <style:text-properties style:font-name="Courier 10 Pitch" fo:font-size="10pt" officeooo:rsid="003748b2" officeooo:paragraph-rsid="003748b2" style:font-size-asian="8.75pt" style:font-size-complex="10pt"/>
    </style:style>
    <style:style style:name="P53" style:family="paragraph" style:parent-style-name="Standard">
      <style:paragraph-properties fo:margin-left="0cm" fo:margin-right="0cm" fo:text-indent="0cm" style:auto-text-indent="false" fo:break-before="page"/>
      <style:text-properties style:font-name="Courier 10 Pitch" fo:font-size="10pt" officeooo:rsid="0040a8ca" officeooo:paragraph-rsid="0040a8ca" style:font-size-asian="8.75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000000" style:font-name="Courier 10 Pitch" fo:font-size="10pt" officeooo:rsid="00231767" officeooo:paragraph-rsid="00231767" fo:background-color="transparent" style:font-size-asian="8.75pt" style:font-size-complex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000000" style:font-name="Courier 10 Pitch" fo:font-size="10pt" officeooo:rsid="00254ee4" officeooo:paragraph-rsid="00254ee4" fo:background-color="transparent" style:font-size-asian="8.75pt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000000" style:font-name="Courier 10 Pitch" fo:font-size="10pt" officeooo:rsid="002a8e4e" officeooo:paragraph-rsid="002a8e4e" fo:background-color="transparent" style:font-size-asian="8.75pt" style:font-size-complex="10pt"/>
    </style:style>
    <style:style style:name="P57" style:family="paragraph" style:parent-style-name="Standard">
      <style:paragraph-properties fo:margin-left="-1.251cm" fo:margin-right="0cm" fo:text-indent="0cm" style:auto-text-indent="false"/>
      <style:text-properties style:font-name="Courier 10 Pitch" fo:font-size="10pt" officeooo:rsid="00139220" officeooo:paragraph-rsid="00139220" style:font-size-asian="8.75pt" style:font-size-complex="10pt"/>
    </style:style>
    <style:style style:name="P58" style:family="paragraph" style:parent-style-name="Standard">
      <style:paragraph-properties fo:margin-left="-1.251cm" fo:margin-right="0cm" fo:text-indent="0cm" style:auto-text-indent="false" fo:break-before="page"/>
      <style:text-properties style:font-name="Courier 10 Pitch" fo:font-size="10pt" officeooo:rsid="00139220" officeooo:paragraph-rsid="00139220" style:font-size-asian="8.75pt" style:font-size-complex="10pt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officeooo:paragraph-rsid="000fd512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style:font-name="Courier 10 Pitch" fo:font-size="10pt" officeooo:rsid="000fd512" officeooo:paragraph-rsid="000fd512" style:font-size-asian="8.75pt" style:font-size-complex="10pt"/>
    </style:style>
    <style:style style:name="P61" style:family="paragraph" style:parent-style-name="Standard">
      <style:paragraph-properties fo:background-color="#ffff66">
        <style:background-image/>
      </style:paragraph-properties>
      <style:text-properties style:font-name="Courier 10 Pitch" fo:font-size="10pt" officeooo:rsid="000fd512" officeooo:paragraph-rsid="000fd512" fo:background-color="transparent" style:font-size-asian="8.75pt" style:font-size-complex="10pt"/>
    </style:style>
    <style:style style:name="P62" style:family="paragraph" style:parent-style-name="Standard">
      <style:paragraph-properties fo:background-color="#ffff66">
        <style:background-image/>
      </style:paragraph-properties>
      <style:text-properties style:font-name="Courier 10 Pitch" fo:font-size="10pt" officeooo:rsid="001d7ae8" officeooo:paragraph-rsid="001d7ae8" fo:background-color="transparent" style:font-size-asian="8.75pt" style:font-size-complex="10pt"/>
    </style:style>
    <style:style style:name="P63" style:family="paragraph" style:parent-style-name="Standard">
      <style:text-properties style:font-name="Courier 10 Pitch" fo:font-size="10pt" officeooo:rsid="0043a774" officeooo:paragraph-rsid="0043a774" style:font-size-asian="8.75pt" style:font-size-complex="10pt"/>
    </style:style>
    <style:style style:name="T1" style:family="text">
      <style:text-properties officeooo:rsid="00107b1a"/>
    </style:style>
    <style:style style:name="T2" style:family="text">
      <style:text-properties officeooo:rsid="00107d3f"/>
    </style:style>
    <style:style style:name="T3" style:family="text">
      <style:text-properties officeooo:rsid="0011b957"/>
    </style:style>
    <style:style style:name="T4" style:family="text">
      <style:text-properties officeooo:rsid="0011c0eb"/>
    </style:style>
    <style:style style:name="T5" style:family="text">
      <style:text-properties officeooo:rsid="00156f2e"/>
    </style:style>
    <style:style style:name="T6" style:family="text">
      <style:text-properties officeooo:rsid="0016a677"/>
    </style:style>
    <style:style style:name="T7" style:family="text">
      <style:text-properties officeooo:rsid="00182f28"/>
    </style:style>
    <style:style style:name="T8" style:family="text">
      <style:text-properties officeooo:rsid="00190af5"/>
    </style:style>
    <style:style style:name="T9" style:family="text">
      <style:text-properties officeooo:rsid="001e769c"/>
    </style:style>
    <style:style style:name="T10" style:family="text">
      <style:text-properties officeooo:rsid="0020575f"/>
    </style:style>
    <style:style style:name="T11" style:family="text">
      <style:text-properties officeooo:rsid="00254ee4"/>
    </style:style>
    <style:style style:name="T12" style:family="text">
      <style:text-properties officeooo:rsid="00268fcd"/>
    </style:style>
    <style:style style:name="T13" style:family="text">
      <style:text-properties officeooo:rsid="0027343d"/>
    </style:style>
    <style:style style:name="T14" style:family="text">
      <style:text-properties officeooo:rsid="0028c637"/>
    </style:style>
    <style:style style:name="T15" style:family="text">
      <style:text-properties officeooo:rsid="002c5afb"/>
    </style:style>
    <style:style style:name="T16" style:family="text">
      <style:text-properties style:font-name="Courier 10 Pitch" fo:font-size="10pt" officeooo:rsid="000fd512" style:font-size-asian="8.75pt" style:font-size-complex="10pt"/>
    </style:style>
    <style:style style:name="T17" style:family="text">
      <style:text-properties style:font-name="Courier 10 Pitch" fo:font-size="10pt" officeooo:rsid="00107b1a" style:font-size-asian="8.75pt" style:font-size-complex="10pt"/>
    </style:style>
    <style:style style:name="T18" style:family="text">
      <style:text-properties style:font-name="Courier 10 Pitch" fo:font-size="10pt" officeooo:rsid="00190af5" fo:background-color="transparent" loext:char-shading-value="0" style:font-size-asian="8.75pt" style:font-size-complex="10pt"/>
    </style:style>
    <style:style style:name="T19" style:family="text">
      <style:text-properties officeooo:rsid="002dffce"/>
    </style:style>
    <style:style style:name="T20" style:family="text">
      <style:text-properties officeooo:rsid="0030e6fd"/>
    </style:style>
    <style:style style:name="T21" style:family="text">
      <style:text-properties officeooo:rsid="00323169"/>
    </style:style>
    <style:style style:name="T22" style:family="text">
      <style:text-properties officeooo:rsid="00338589"/>
    </style:style>
    <style:style style:name="T23" style:family="text">
      <style:text-properties officeooo:rsid="00342468"/>
    </style:style>
    <style:style style:name="T24" style:family="text">
      <style:text-properties officeooo:rsid="00344599"/>
    </style:style>
    <style:style style:name="T25" style:family="text">
      <style:text-properties officeooo:rsid="003468fd"/>
    </style:style>
    <style:style style:name="T26" style:family="text">
      <style:text-properties officeooo:rsid="00360f09"/>
    </style:style>
    <style:style style:name="T27" style:family="text">
      <style:text-properties officeooo:rsid="003748b2"/>
    </style:style>
    <style:style style:name="T28" style:family="text">
      <style:text-properties officeooo:rsid="003784f8"/>
    </style:style>
    <style:style style:name="T29" style:family="text">
      <style:text-properties officeooo:rsid="0038871f"/>
    </style:style>
    <style:style style:name="T30" style:family="text">
      <style:text-properties officeooo:rsid="003a0e86"/>
    </style:style>
    <style:style style:name="T31" style:family="text">
      <style:text-properties officeooo:rsid="003ddbb1"/>
    </style:style>
    <style:style style:name="T32" style:family="text">
      <style:text-properties officeooo:rsid="00421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Dramma</text:p>
      <text:p text:style-name="P63">******</text:p>
      <text:p text:style-name="P63"></text:p>
      <text:p text:style-name="P63">C <text:s text:c="32"/>a</text:p>
      <text:p text:style-name="P63">Der Schaum vom Weißbier, der foid ei,</text:p>
      <text:p text:style-name="P63">F <text:s text:c="12"/>C <text:s text:c="16"/>G</text:p>
      <text:p text:style-name="P63">aber i drings trotzdem, muaß jo sei</text:p>
      <text:p text:style-name="P63"></text:p>
      <text:p text:style-name="P63">i iss de Brezn ohne Soiz</text:p>
      <text:p text:style-name="P63">a wenns ma stecka bleibt im Hals</text:p>
      <text:p text:style-name="P63"></text:p>
      <text:p text:style-name="P63">a <text:s text:c="14"/>F <text:s text:c="13"/>C <text:s text:c="6"/>G</text:p>
      <text:p text:style-name="P63"><text:s text:c="3"/>Die Zeit zum Träumen ist vorbei</text:p>
      <text:p text:style-name="P63"><text:s text:c="3"/>so wias iatz is so kanns ned bleim</text:p>
      <text:p text:style-name="P63">a F C D7 G </text:p>
      <text:p text:style-name="P63">i muass ab iatzand oisse gem, wei iatz fangts erst richtig a, des lehm, </text:p>
      <text:p text:style-name="P63"><text:s text:c="12"/>A <text:s text:c="13"/>D</text:p>
      <text:p text:style-name="P63">die Zeit zu Träumen ist vorbei!</text:p>
      <text:p text:style-name="P63">F G C</text:p>
      <text:p text:style-name="P63"></text:p>
      <text:p text:style-name="P63">C <text:s text:c="12"/>a</text:p>
      <text:p text:style-name="P63">Mei BMW Cabriolet</text:p>
      <text:p text:style-name="P63">F <text:s text:c="15"/>C <text:s text:c="16"/>G</text:p>
      <text:p text:style-name="P63">Des bleibt jetzt wohl beim Händler steh</text:p>
      <text:p text:style-name="P63"></text:p>
      <text:p text:style-name="P63">Drei Kinda und a schena Frau</text:p>
      <text:p text:style-name="P63">De gibts wenn i Prosieben schau</text:p>
      <text:p text:style-name="P63"></text:p>
      <text:p text:style-name="P63">C <text:s text:c="8"/>a <text:s text:c="10"/>d</text:p>
      <text:p text:style-name="P63">Sogar mei Heisl an da Rott</text:p>
      <text:p text:style-name="P63"><text:s text:c="17"/>G <text:s text:c="11"/>C <text:s text:c="14"/></text:p>
      <text:p text:style-name="P63">Des gehd iatz an eppan aus da Stodt.</text:p>
      <text:p text:style-name="P63"><text:s text:c="13"/>F <text:s text:c="13"/>D</text:p>
      <text:p text:style-name="P63">Die Zeit zum Träumen ist vorbei</text:p>
      <text:p text:style-name="P63">F <text:s text:c="11"/>G <text:s text:c="13"/>C</text:p>
      <text:p text:style-name="P63">Die Zeit zum Träumen ist vorbei</text:p>
      <text:p text:style-name="P63"></text:p>
      <text:p text:style-name="P63">F G C</text:p>
      <text:p text:style-name="P63">C a F C G x 2</text:p>
      <text:p text:style-name="P63"></text:p>
      <text:p text:style-name="P63">a <text:s text:c="14"/>F <text:s text:c="13"/>C <text:s text:c="6"/>G</text:p>
      <text:p text:style-name="P63"><text:s text:c="3"/>Die Zeit zum Träumen ist vorbei</text:p>
      <text:p text:style-name="P63"><text:s text:c="3"/>so wias is so kanns ned bleim</text:p>
      <text:p text:style-name="P63">a F C D7 G </text:p>
      <text:p text:style-name="P63">i muass ab iatzand oisse gem, wei iatz fangts erst richtig a, des lehm, </text:p>
      <text:p text:style-name="P63"><text:s text:c="12"/>A <text:s text:c="13"/>D</text:p>
      <text:p text:style-name="P63">die Zeit zu Träumen ist vorbei!</text:p>
      <text:p text:style-name="P63">F <text:s text:c="11"/>G <text:s text:c="13"/>C</text:p>
      <text:p text:style-name="P63">Die Zeit zum Träumen ist vorbei</text:p>
      <text:p text:style-name="P63">F G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3:05:24.095906544</meta:creation-date>
    <dc:date>2014-11-03T14:25:03.613553155</dc:date>
    <meta:editing-duration>P2DT7H11M27S</meta:editing-duration>
    <meta:editing-cycles>15</meta:editing-cycles>
    <meta:generator>LibreOffice/4.2.4.2$Linux_X86_64 LibreOffice_project/420m0$Build-2</meta:generator>
    <meta:document-statistic meta:table-count="0" meta:image-count="0" meta:object-count="0" meta:page-count="1" meta:paragraph-count="50" meta:word-count="211" meta:character-count="1259" meta:non-whitespace-character-count="675"/>
  </office:meta>
</office:document-meta>
</file>